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ec7" officeooo:paragraph-rsid="00140ec7"/>
    </style:style>
    <style:style style:name="P2" style:family="paragraph" style:parent-style-name="Standard">
      <style:text-properties officeooo:rsid="00140ec7" officeooo:paragraph-rsid="001a46e9"/>
    </style:style>
    <style:style style:name="P3" style:family="paragraph" style:parent-style-name="Standard" style:list-style-name="L1">
      <style:text-properties officeooo:rsid="00140ec7" officeooo:paragraph-rsid="00140ec7"/>
    </style:style>
    <style:style style:name="P4" style:family="paragraph" style:parent-style-name="Standard">
      <style:text-properties officeooo:rsid="00140ec7" officeooo:paragraph-rsid="00140ec7"/>
    </style:style>
    <style:style style:name="P5" style:family="paragraph" style:parent-style-name="Standard" style:list-style-name="L1">
      <style:text-properties officeooo:rsid="001d60ed" officeooo:paragraph-rsid="0020f85c"/>
    </style:style>
    <style:style style:name="P6" style:family="paragraph" style:parent-style-name="Standard" style:list-style-name="L1">
      <style:text-properties officeooo:rsid="001ea6f1" officeooo:paragraph-rsid="001ea6f1"/>
    </style:style>
    <style:style style:name="P7" style:family="paragraph" style:parent-style-name="Standard" style:list-style-name="L1">
      <style:text-properties officeooo:rsid="0022af78" officeooo:paragraph-rsid="0022af78"/>
    </style:style>
    <style:style style:name="T1" style:family="text">
      <style:text-properties officeooo:rsid="001d60ed"/>
    </style:style>
    <style:style style:name="T2" style:family="text">
      <style:text-properties officeooo:rsid="0020478a"/>
    </style:style>
    <style:style style:name="T3" style:family="text">
      <style:text-properties officeooo:rsid="0020f8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/2<text:span text:style-name="T1">6</text:span>/17</text:p>
      <text:p text:style-name="P1"/>
      <text:p text:style-name="P1">current issue:</text:p>
      <text:list xml:id="list7328587567193146625" text:style-name="L1">
        <text:list-item>
          <text:p text:style-name="P5"><text:span text:style-name="T3">A</text:span>dd the condition about the obj improvement to determine the trust region modification <text:span text:style-name="T3">to see if any better result can happen. Current version does not work well.</text:span></text:p>
          <text:list>
            <text:list-item>
              <text:p text:style-name="P7">The resutls computed from cvx and from analytical computation are different. One possible reason is that in the objective function I removed a term that involves the determinant of covariance matrix. </text:p>
            </text:list-item>
          </text:list>
        </text:list-item>
        <text:list-item>
          <text:p text:style-name="P6">A big bug: the sensor modeling method may not work when the sensing angle is greater than <text:span text:style-name="T2">or equal to</text:span> 180</text:p>
        </text:list-item>
        <text:list-item>
          <text:p text:style-name="P3">debug the whole program, think about using motion primitive for multiple initial guesses (e.g. moving towards MAP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5H4M47S</meta:editing-duration>
    <meta:editing-cycles>16</meta:editing-cycles>
    <meta:generator>LibreOffice/5.2.6.2$Windows_X86_64 LibreOffice_project/a3100ed2409ebf1c212f5048fbe377c281438fdc</meta:generator>
    <dc:date>2017-04-26T14:08:21.980000000</dc:date>
    <meta:document-statistic meta:table-count="0" meta:image-count="0" meta:object-count="0" meta:page-count="1" meta:paragraph-count="6" meta:word-count="103" meta:character-count="610" meta:non-whitespace-character-count="516"/>
    <meta:user-defined meta:name="Info 1"/>
    <meta:user-defined meta:name="Info 2"/>
    <meta:user-defined meta:name="Info 3"/>
    <meta:user-defined meta:name="Info 4"/>
  </office:meta>
</office:document-meta>
</file>